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1" svg:font-family="'Anonymous Pro'" style:font-pitch="fixed"/>
    <style:font-face style:name="Anonymous Pro" svg:font-family="'Anonymous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Ultrafine_20_Dashed" svg:stroke-color="#cccccc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21cm"/>
    </style:style>
    <style:style style:name="gr5" style:family="graphic" style:parent-style-name="standard">
      <style:graphic-properties draw:stroke="dash" draw:stroke-dash="Ultrafine_20_Dashed" svg:stroke-color="#cccccc" draw:fill="none" draw:fill-color="#ffffff" draw:auto-grow-height="true" draw:auto-grow-width="false" fo:max-height="0cm" fo:min-height="1.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Anonymous Pro1"/>
    </style:style>
    <style:style style:name="P2" style:family="paragraph">
      <style:text-properties fo:font-size="20pt"/>
    </style:style>
    <style:style style:name="P3" style:family="paragraph">
      <style:text-properties fo:color="#999999" style:font-name="Anonymous Pro1" fo:font-size="16pt" style:font-size-asian="16pt" style:font-size-complex="16pt"/>
    </style:style>
    <style:style style:name="P4" style:family="paragraph">
      <style:text-properties style:font-name="Anonymous Pro1" fo:font-size="16pt" style:font-size-asian="16pt" style:font-size-complex="16pt"/>
    </style:style>
    <style:style style:name="P5" style:family="paragraph">
      <style:text-properties fo:font-size="18pt"/>
    </style:style>
    <style:style style:name="P6" style:family="paragraph">
      <style:text-properties style:font-name="Anonymous Pro1" fo:font-size="18pt"/>
    </style:style>
    <style:style style:name="T1" style:family="text">
      <style:text-properties style:font-name="Anonymous Pro1"/>
    </style:style>
    <style:style style:name="T2" style:family="text">
      <style:text-properties style:font-name="Anonymous Pro1" fo:font-weight="bold" style:font-weight-asian="bold" style:font-weight-complex="bold"/>
    </style:style>
    <style:style style:name="T3" style:family="text">
      <style:text-properties fo:color="#999999" style:font-name="Anonymous Pro1" fo:font-size="16pt" style:font-size-asian="16pt" style:font-size-complex="16pt"/>
    </style:style>
    <style:style style:name="T4" style:family="text">
      <style:text-properties fo:color="#999999" style:font-name="Anonymous Pro1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999999" style:font-name="Anonymous Pro1" fo:font-size="14pt" style:font-size-asian="14pt" style:font-size-complex="14pt"/>
    </style:style>
    <style:style style:name="T6" style:family="text">
      <style:text-properties fo:color="#ff3333" style:font-name="Anonymous Pro1"/>
    </style:style>
    <style:style style:name="T7" style:family="text">
      <style:text-properties style:font-name="Anonymous Pro1" fo:font-size="16pt" style:font-size-asian="16pt" style:font-size-complex="16pt"/>
    </style:style>
    <style:style style:name="T8" style:family="text">
      <style:text-properties style:font-name="Anonymous Pro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66cc" style:font-name="Anonymous Pro1"/>
    </style:style>
    <style:style style:name="T10" style:family="text">
      <style:text-properties style:font-name="Anonymous Pr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71cm" svg:y="7.874cm" presentation:class="title" presentation:user-transformed="true">
          <draw:text-box>
            <text:p><text:span text:style-name="T1">Introduction to Cloj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0.326cm" svg:x="1.4cm" svg:y="7.614cm" presentation:class="outline" presentation:placeholder="true" presentation:user-transformed="true">
          <draw:text-box/>
        </draw:frame>
        <draw:frame presentation:style-name="pr1" draw:text-style-name="P1" draw:layer="layout" svg:width="25.199cm" svg:height="3.506cm" svg:x="1.524cm" svg:y="2.758cm" presentation:class="title" presentation:user-transformed="true">
          <draw:text-box>
            <text:p><text:span text:style-name="T1">Why Cloj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0.326cm" svg:x="1.4cm" svg:y="7.614cm" presentation:class="outline" presentation:user-transformed="true">
          <draw:text-box>
            <text:list text:style-name="L2">
              <text:list-item>
                <text:p><text:span text:style-name="T1">Hosted on JVM.</text:span></text:p>
              </text:list-item>
            </text:list>
          </draw:text-box>
        </draw:frame>
        <draw:frame presentation:style-name="pr1" draw:text-style-name="P1" draw:layer="layout" svg:width="25.199cm" svg:height="3.506cm" svg:x="1.524cm" svg:y="2.758cm" presentation:class="title" presentation:user-transformed="true">
          <draw:text-box>
            <text:p><text:span text:style-name="T1">Why Cloj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0.326cm" svg:x="1.4cm" svg:y="7.614cm" presentation:class="outline" presentation:user-transformed="true">
          <draw:text-box>
            <text:list text:style-name="L2">
              <text:list-item>
                <text:p><text:span text:style-name="T1">Hosted on JVM.</text:span></text:p>
              </text:list-item>
              <text:list-item>
                <text:p><text:span text:style-name="T1">Is a Lisp.</text:span></text:p>
              </text:list-item>
            </text:list>
          </draw:text-box>
        </draw:frame>
        <draw:frame presentation:style-name="pr1" draw:text-style-name="P1" draw:layer="layout" svg:width="25.199cm" svg:height="3.506cm" svg:x="1.524cm" svg:y="2.758cm" presentation:class="title" presentation:user-transformed="true">
          <draw:text-box>
            <text:p><text:span text:style-name="T1">Why Cloj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0.326cm" svg:x="1.4cm" svg:y="7.614cm" presentation:class="outline" presentation:user-transformed="true">
          <draw:text-box>
            <text:list text:style-name="L2">
              <text:list-item>
                <text:p><text:span text:style-name="T1">Hosted on JVM.</text:span></text:p>
              </text:list-item>
              <text:list-item>
                <text:p><text:span text:style-name="T1">Is a Lisp.</text:span></text:p>
              </text:list-item>
              <text:list-item>
                <text:p><text:span text:style-name="T1">Is functional...</text:span></text:p>
              </text:list-item>
            </text:list>
          </draw:text-box>
        </draw:frame>
        <draw:frame presentation:style-name="pr1" draw:text-style-name="P1" draw:layer="layout" svg:width="25.199cm" svg:height="3.506cm" svg:x="1.524cm" svg:y="2.758cm" presentation:class="title" presentation:user-transformed="true">
          <draw:text-box>
            <text:p><text:span text:style-name="T1">Why Cloj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0.326cm" svg:x="1.4cm" svg:y="7.614cm" presentation:class="outline" presentation:user-transformed="true">
          <draw:text-box>
            <text:list text:style-name="L2">
              <text:list-item>
                <text:p><text:span text:style-name="T1">Hosted on JVM.</text:span></text:p>
              </text:list-item>
              <text:list-item>
                <text:p><text:span text:style-name="T1">Is a Lisp.</text:span></text:p>
              </text:list-item>
              <text:list-item>
                <text:p><text:span text:style-name="T1">Is functional... ~80%</text:span></text:p>
              </text:list-item>
            </text:list>
          </draw:text-box>
        </draw:frame>
        <draw:frame presentation:style-name="pr1" draw:text-style-name="P1" draw:layer="layout" svg:width="25.199cm" svg:height="3.506cm" svg:x="1.524cm" svg:y="2.758cm" presentation:class="title" presentation:user-transformed="true">
          <draw:text-box>
            <text:p><text:span text:style-name="T1">Why Cloj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0.326cm" svg:x="1.4cm" svg:y="7.614cm" presentation:class="outline" presentation:user-transformed="true">
          <draw:text-box>
            <text:list text:style-name="L2">
              <text:list-item>
                <text:p><text:span text:style-name="T1">Hosted on JVM.</text:span></text:p>
              </text:list-item>
              <text:list-item>
                <text:p><text:span text:style-name="T1">Is a Lisp.</text:span></text:p>
              </text:list-item>
              <text:list-item>
                <text:p><text:span text:style-name="T1">Is functional... ~80%</text:span></text:p>
              </text:list-item>
              <text:list-item>
                <text:p><text:span text:style-name="T1">Is dynamic.</text:span></text:p>
              </text:list-item>
            </text:list>
          </draw:text-box>
        </draw:frame>
        <draw:frame presentation:style-name="pr1" draw:text-style-name="P1" draw:layer="layout" svg:width="25.199cm" svg:height="3.506cm" svg:x="1.524cm" svg:y="2.758cm" presentation:class="title" presentation:user-transformed="true">
          <draw:text-box>
            <text:p><text:span text:style-name="T1">Why Cloj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calar Literals</text:span></text:p>
          </draw:text-box>
        </draw:frame>
        <draw:frame draw:style-name="gr2" draw:text-style-name="P1" draw:layer="layout" svg:width="25.146cm" svg:height="1.521cm" svg:x="1.524cm" svg:y="5.088cm">
          <draw:text-box>
            <text:p><text:span text:style-name="T1">user=&gt; (</text:span><text:span text:style-name="T2">type</text:span><text:span text:style-name="T1"> “some string”)</text:span></text:p>
            <text:p><text:span text:style-name="T1">java.lang.String </text:span></text:p>
          </draw:text-box>
        </draw:frame>
        <draw:frame draw:style-name="gr3" draw:text-style-name="P3" draw:layer="layout" svg:width="12.954cm" svg:height="0.814cm" svg:x="1.524cm" svg:y="4.072cm">
          <draw:text-box>
            <text:p text:style-name="P3"><text:span text:style-name="T3">Strings</text:span></text:p>
          </draw:text-box>
        </draw:frame>
        <draw:frame draw:style-name="gr2" draw:text-style-name="P1" draw:layer="layout" svg:width="25.146cm" svg:height="4.061cm" svg:x="1.524cm" svg:y="7.889cm">
          <draw:text-box>
            <text:p><text:span text:style-name="T1">user=&gt; (</text:span><text:span text:style-name="T2">type</text:span><text:span text:style-name="T1"> 24.0)</text:span></text:p>
            <text:p><text:span text:style-name="T1">java.lang.Double</text:span></text:p>
            <text:p><text:span text:style-name="T1">user=&gt; (</text:span><text:span text:style-name="T2">type</text:span><text:span text:style-name="T1"> 24)</text:span></text:p>
            <text:p><text:span text:style-name="T1">java.lang.Long</text:span></text:p>
            <text:p><text:span text:style-name="T1">user=&gt; (</text:span><text:span text:style-name="T2">type</text:span><text:span text:style-name="T1"> 2/3)</text:span></text:p>
            <text:p><text:span text:style-name="T1">clojure.lang.Ratio</text:span></text:p>
          </draw:text-box>
        </draw:frame>
        <draw:frame draw:style-name="gr3" draw:text-style-name="P3" draw:layer="layout" svg:width="12.954cm" svg:height="0.814cm" svg:x="1.524cm" svg:y="6.873cm">
          <draw:text-box>
            <text:p text:style-name="P3"><text:span text:style-name="T3">Numbers</text:span></text:p>
          </draw:text-box>
        </draw:frame>
        <draw:frame draw:style-name="gr2" draw:text-style-name="P1" draw:layer="layout" svg:width="25.146cm" svg:height="1.521cm" svg:x="1.524cm" svg:y="13.389cm">
          <draw:text-box>
            <text:p><text:span text:style-name="T1">user=&gt; (</text:span><text:span text:style-name="T2">type</text:span><text:span text:style-name="T1"> true)</text:span></text:p>
            <text:p><text:span text:style-name="T1">java.lang.Boolean</text:span></text:p>
          </draw:text-box>
        </draw:frame>
        <draw:frame draw:style-name="gr3" draw:text-style-name="P3" draw:layer="layout" svg:width="12.954cm" svg:height="0.814cm" svg:x="1.524cm" svg:y="12.373cm">
          <draw:text-box>
            <text:p text:style-name="P3"><text:span text:style-name="T3">Booleans</text:span></text:p>
          </draw:text-box>
        </draw:frame>
        <draw:frame draw:style-name="gr2" draw:text-style-name="P1" draw:layer="layout" svg:width="25.146cm" svg:height="1.521cm" svg:x="1.524cm" svg:y="16.39cm">
          <draw:text-box>
            <text:p><text:span text:style-name="T1">user=&gt; (</text:span><text:span text:style-name="T2">type</text:span><text:span text:style-name="T1"> nil)</text:span></text:p>
            <text:p><text:span text:style-name="T1">nil</text:span></text:p>
          </draw:text-box>
        </draw:frame>
        <draw:frame draw:style-name="gr3" draw:text-style-name="P3" draw:layer="layout" svg:width="12.954cm" svg:height="0.814cm" svg:x="1.524cm" svg:y="15.374cm">
          <draw:text-box>
            <text:p text:style-name="P3"><text:span text:style-name="T3">N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calar Literals</text:span></text:p>
          </draw:text-box>
        </draw:frame>
        <draw:frame draw:style-name="gr2" draw:text-style-name="P1" draw:layer="layout" svg:width="25.146cm" svg:height="1.521cm" svg:x="1.524cm" svg:y="5.088cm">
          <draw:text-box>
            <text:p><text:span text:style-name="T1">user=&gt; (</text:span><text:span text:style-name="T2">type</text:span><text:span text:style-name="T1"> :foo)</text:span></text:p>
            <text:p><text:span text:style-name="T1">clojure.lang.Keyword</text:span></text:p>
          </draw:text-box>
        </draw:frame>
        <draw:frame draw:style-name="gr3" draw:text-style-name="P3" draw:layer="layout" svg:width="12.954cm" svg:height="0.814cm" svg:x="1.524cm" svg:y="4.072cm">
          <draw:text-box>
            <text:p text:style-name="P3"><text:span text:style-name="T3">Keywords</text:span></text:p>
          </draw:text-box>
        </draw:frame>
        <draw:frame draw:style-name="gr2" draw:text-style-name="P1" draw:layer="layout" svg:width="25.146cm" svg:height="1.521cm" svg:x="1.524cm" svg:y="7.889cm">
          <draw:text-box>
            <text:p><text:span text:style-name="T1">user=&gt; (</text:span><text:span text:style-name="T2">average</text:span><text:span text:style-name="T1"> [60 80 100 400])</text:span></text:p>
            <text:p><text:span text:style-name="T1">160</text:span></text:p>
          </draw:text-box>
        </draw:frame>
        <draw:frame draw:style-name="gr3" draw:text-style-name="P3" draw:layer="layout" svg:width="12.954cm" svg:height="0.814cm" svg:x="1.524cm" svg:y="6.873cm">
          <draw:text-box>
            <text:p text:style-name="P3"><text:span text:style-name="T3">Symbols</text:span></text:p>
          </draw:text-box>
        </draw:frame>
        <draw:frame draw:style-name="gr2" draw:text-style-name="P1" draw:layer="layout" svg:width="25.146cm" svg:height="1.521cm" svg:x="1.524cm" svg:y="12.289cm">
          <draw:text-box>
            <text:p><text:span text:style-name="T1">user=&gt; (</text:span><text:span text:style-name="T2">type</text:span><text:span text:style-name="T1"> #”^foo$”)</text:span></text:p>
            <text:p><text:span text:style-name="T1">java.util.regex.Pattern</text:span></text:p>
          </draw:text-box>
        </draw:frame>
        <draw:frame draw:style-name="gr4" draw:text-style-name="P3" draw:layer="layout" svg:width="25.146cm" svg:height="0.746cm" svg:x="1.478cm" svg:y="9.652cm">
          <draw:text-box>
            <text:p text:style-name="P3"><text:span text:style-name="T4">average</text:span><text:span text:style-name="T5"> here is a symbol, referring to the function held in the var named </text:span><text:span text:style-name="T4">average</text:span><text:span text:style-name="T5">.</text:span></text:p>
          </draw:text-box>
        </draw:frame>
        <draw:frame draw:style-name="gr5" draw:text-style-name="P1" draw:layer="layout" svg:width="25.146cm" svg:height="1.521cm" svg:x="1.524cm" svg:y="15.49cm">
          <draw:text-box>
            <text:p><text:span text:style-name="T1">user=&gt; (</text:span><text:span text:style-name="T2">type</text:span><text:span text:style-name="T1"> \c)</text:span></text:p>
            <text:p><text:span text:style-name="T1">java.lang.Character</text:span></text:p>
          </draw:text-box>
        </draw:frame>
        <draw:frame draw:style-name="gr3" draw:text-style-name="P3" draw:layer="layout" svg:width="12.954cm" svg:height="0.814cm" svg:x="1.524cm" svg:y="14.474cm">
          <draw:text-box>
            <text:p text:style-name="P3"><text:span text:style-name="T3">Character</text:span></text:p>
          </draw:text-box>
        </draw:frame>
        <draw:frame draw:style-name="gr3" draw:text-style-name="P3" draw:layer="layout" svg:width="12.954cm" svg:height="0.814cm" svg:x="1.524cm" svg:y="11.074cm">
          <draw:text-box>
            <text:p text:style-name="P3"><text:span text:style-name="T3">Rege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llection Literals</text:span></text:p>
          </draw:text-box>
        </draw:frame>
        <draw:frame draw:style-name="gr2" draw:text-style-name="P1" draw:layer="layout" svg:width="25.146cm" svg:height="1.521cm" svg:x="1.524cm" svg:y="5.088cm">
          <draw:text-box>
            <text:p><text:span text:style-name="T1">user=&gt; (</text:span><text:span text:style-name="T2">type</text:span><text:span text:style-name="T1"> '(2 3))</text:span></text:p>
            <text:p><text:span text:style-name="T1">clojure.lang.PersistentList</text:span></text:p>
          </draw:text-box>
        </draw:frame>
        <draw:frame draw:style-name="gr3" draw:text-style-name="P3" draw:layer="layout" svg:width="12.954cm" svg:height="0.814cm" svg:x="1.524cm" svg:y="4.072cm">
          <draw:text-box>
            <text:p text:style-name="P3"><text:span text:style-name="T3">List</text:span></text:p>
          </draw:text-box>
        </draw:frame>
        <draw:frame draw:style-name="gr2" draw:text-style-name="P1" draw:layer="layout" svg:width="25.146cm" svg:height="1.521cm" svg:x="1.524cm" svg:y="8.489cm">
          <draw:text-box>
            <text:p><text:span text:style-name="T1">user=&gt; (</text:span><text:span text:style-name="T2">type</text:span><text:span text:style-name="T1"> [60 80 100 400])</text:span></text:p>
            <text:p><text:span text:style-name="T1">clojure.lang.PersistentVector</text:span></text:p>
          </draw:text-box>
        </draw:frame>
        <draw:frame draw:style-name="gr3" draw:text-style-name="P3" draw:layer="layout" svg:width="12.954cm" svg:height="0.814cm" svg:x="1.524cm" svg:y="7.473cm">
          <draw:text-box>
            <text:p text:style-name="P3"><text:span text:style-name="T3">Vector</text:span></text:p>
          </draw:text-box>
        </draw:frame>
        <draw:frame draw:style-name="gr2" draw:text-style-name="P1" draw:layer="layout" svg:width="25.146cm" svg:height="1.521cm" svg:x="1.524cm" svg:y="11.889cm">
          <draw:text-box>
            <text:p><text:span text:style-name="T1">user=&gt; (</text:span><text:span text:style-name="T2">type</text:span><text:span text:style-name="T1"> {:foo “bar”})</text:span></text:p>
            <text:p><text:span text:style-name="T1">clojure.lang.PersistentArrayMap</text:span></text:p>
          </draw:text-box>
        </draw:frame>
        <draw:frame draw:style-name="gr5" draw:text-style-name="P1" draw:layer="layout" svg:width="25.146cm" svg:height="1.521cm" svg:x="1.524cm" svg:y="15.49cm">
          <draw:text-box>
            <text:p><text:span text:style-name="T1">user=&gt; (</text:span><text:span text:style-name="T2">type</text:span><text:span text:style-name="T1"> #{2 3 4})</text:span></text:p>
            <text:p><text:span text:style-name="T1">clojure.lang.PersistentHashSet</text:span></text:p>
          </draw:text-box>
        </draw:frame>
        <draw:frame draw:style-name="gr3" draw:text-style-name="P3" draw:layer="layout" svg:width="12.954cm" svg:height="0.814cm" svg:x="1.524cm" svg:y="14.474cm">
          <draw:text-box>
            <text:p text:style-name="P3"><text:span text:style-name="T3">Set</text:span></text:p>
          </draw:text-box>
        </draw:frame>
        <draw:frame draw:style-name="gr3" draw:text-style-name="P3" draw:layer="layout" svg:width="12.954cm" svg:height="0.814cm" svg:x="1.524cm" svg:y="10.874cm">
          <draw:text-box>
            <text:p text:style-name="P3"><text:span text:style-name="T3">Ma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unctions</text:span></text:p>
          </draw:text-box>
        </draw:frame>
        <draw:frame draw:style-name="gr2" draw:text-style-name="P1" draw:layer="layout" svg:width="25.146cm" svg:height="3.426cm" svg:x="1.524cm" svg:y="5.188cm">
          <draw:text-box>
            <text:p><text:span text:style-name="T1">(defn fnname</text:span></text:p>
            <text:p><text:span text:style-name="T1"><text:s text:c="2"/>“</text:span><text:span text:style-name="T1">Some docstring”</text:span></text:p>
            <text:p><text:span text:style-name="T1"><text:s text:c="2"/></text:span><text:span text:style-name="T1">[parameter-x parameter-y]</text:span></text:p>
            <text:p><text:span text:style-name="T1"><text:s text:c="2"/></text:span><text:span text:style-name="T1">(+ parameter-x parameter-y))</text:span></text:p>
            <text:p><text:span text:style-name="T1"/></text:p>
          </draw:text-box>
        </draw:frame>
        <draw:frame draw:style-name="gr3" draw:text-style-name="P3" draw:layer="layout" svg:width="12.954cm" svg:height="0.814cm" svg:x="1.524cm" svg:y="4.072cm">
          <draw:text-box>
            <text:p text:style-name="P3"><text:span text:style-name="T3">Definig a simple public function:</text:span></text:p>
          </draw:text-box>
        </draw:frame>
        <draw:frame draw:style-name="gr3" draw:text-style-name="P3" draw:layer="layout" svg:width="12.954cm" svg:height="0.814cm" svg:x="1.524cm" svg:y="9.572cm">
          <draw:text-box>
            <text:p text:style-name="P3"><text:span text:style-name="T3">Definig a simple private function:</text:span></text:p>
          </draw:text-box>
        </draw:frame>
        <draw:frame draw:style-name="gr2" draw:text-style-name="P1" draw:layer="layout" svg:width="25.146cm" svg:height="3.426cm" svg:x="1.524cm" svg:y="10.988cm">
          <draw:text-box>
            <text:p><text:span text:style-name="T1">(defn- fnname</text:span></text:p>
            <text:p><text:span text:style-name="T1"><text:s text:c="2"/>“</text:span><text:span text:style-name="T1">Some docstring”</text:span></text:p>
            <text:p><text:span text:style-name="T1"><text:s text:c="2"/></text:span><text:span text:style-name="T1">[parameter-x parameter-y]</text:span></text:p>
            <text:p><text:span text:style-name="T1"><text:s text:c="2"/></text:span><text:span text:style-name="T1">(+ parameter-x parameter-y))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ulti Arity</text:span></text:p>
          </draw:text-box>
        </draw:frame>
        <draw:frame draw:style-name="gr2" draw:text-style-name="P1" draw:layer="layout" svg:width="25.146cm" svg:height="4.061cm" svg:x="1.524cm" svg:y="5.188cm">
          <draw:text-box>
            <text:p><text:span text:style-name="T1">(</text:span><text:span text:style-name="T2">defn</text:span><text:span text:style-name="T1"> my-sum</text:span></text:p>
            <text:p><text:span text:style-name="T1"><text:s text:c="2"/></text:span><text:span text:style-name="T1">([x y]</text:span></text:p>
            <text:p><text:span text:style-name="T1"><text:s text:c="3"/></text:span><text:span text:style-name="T1">(+ x y))</text:span></text:p>
            <text:p><text:span text:style-name="T1"><text:s text:c="2"/></text:span><text:span text:style-name="T1">([x y z]</text:span></text:p>
            <text:p><text:span text:style-name="T1"><text:s text:c="3"/></text:span><text:span text:style-name="T1">(</text:span><text:span text:style-name="T2">apply</text:span><text:span text:style-name="T1"> my-sum [x (+ y z)])))</text:span></text:p>
            <text:p><text:span text:style-name="T1"/></text:p>
          </draw:text-box>
        </draw:frame>
        <draw:frame draw:style-name="gr3" draw:text-style-name="P3" draw:layer="layout" svg:width="12.954cm" svg:height="0.814cm" svg:x="1.524cm" svg:y="4.072cm">
          <draw:text-box>
            <text:p text:style-name="P3"><text:span text:style-name="T3">Multi arity function definition:</text:span></text:p>
          </draw:text-box>
        </draw:frame>
        <draw:frame draw:style-name="gr2" draw:text-style-name="P1" draw:layer="layout" svg:width="25.146cm" svg:height="5.331cm" svg:x="1.524cm" svg:y="11.989cm">
          <draw:text-box>
            <text:p><text:span text:style-name="T1">user=&gt; (</text:span><text:span text:style-name="T2">my-sum</text:span><text:span text:style-name="T1"> 2 3)</text:span></text:p>
            <text:p><text:span text:style-name="T1">5</text:span></text:p>
            <text:p><text:span text:style-name="T1">user=&gt; (</text:span><text:span text:style-name="T2">my-sum</text:span><text:span text:style-name="T1"> 2 3 6)</text:span></text:p>
            <text:p><text:span text:style-name="T1">11</text:span></text:p>
            <text:p><text:span text:style-name="T1">user=&gt; (</text:span><text:span text:style-name="T2">my-sum</text:span><text:span text:style-name="T1"> 2 3 6 7)</text:span></text:p>
            <text:p><text:span text:style-name="T1">ArityException Wrong number of args (4) passed to: user$my-sum <text:s/>clojure.lang.AFn.throwArity (AFn.java:437)</text:span></text:p>
            <text:p><text:span text:style-name="T1"/></text:p>
          </draw:text-box>
        </draw:frame>
        <draw:frame draw:style-name="gr3" draw:text-style-name="P3" draw:layer="layout" svg:width="12.954cm" svg:height="0.814cm" svg:x="1.524cm" svg:y="10.872cm">
          <draw:text-box>
            <text:p text:style-name="P3"><text:span text:style-name="T3">Example executing this func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ptional arguments</text:span></text:p>
          </draw:text-box>
        </draw:frame>
        <draw:frame draw:style-name="gr2" draw:text-style-name="P1" draw:layer="layout" svg:width="25.146cm" svg:height="4.061cm" svg:x="1.524cm" svg:y="6.088cm">
          <draw:text-box>
            <text:p><text:span text:style-name="T1">(</text:span><text:span text:style-name="T2">defn</text:span><text:span text:style-name="T1"> my-sum</text:span></text:p>
            <text:p><text:span text:style-name="T1"><text:s text:c="2"/></text:span><text:span text:style-name="T1">[x &amp; [z]]</text:span></text:p>
            <text:p><text:span text:style-name="T1"><text:s text:c="2"/></text:span><text:span text:style-name="T1">(if z</text:span></text:p>
            <text:p><text:span text:style-name="T1"><text:s text:c="4"/></text:span><text:span text:style-name="T1">(+ x z)</text:span></text:p>
            <text:p><text:span text:style-name="T1"><text:s text:c="4"/></text:span><text:span text:style-name="T1">x))</text:span></text:p>
            <text:p><text:span text:style-name="T1"/></text:p>
          </draw:text-box>
        </draw:frame>
        <draw:frame draw:style-name="gr3" draw:text-style-name="P3" draw:layer="layout" svg:width="18.034cm" svg:height="0.814cm" svg:x="1.524cm" svg:y="4.972cm">
          <draw:text-box>
            <text:p text:style-name="P3"><text:span text:style-name="T3">Definig a simple function with optional parameters:</text:span></text:p>
          </draw:text-box>
        </draw:frame>
        <draw:frame draw:style-name="gr2" draw:text-style-name="P1" draw:layer="layout" svg:width="25.146cm" svg:height="4.061cm" svg:x="1.524cm" svg:y="11.989cm">
          <draw:text-box>
            <text:p><text:span text:style-name="T1">user=&gt; (</text:span><text:span text:style-name="T2">my-sum</text:span><text:span text:style-name="T1"> 3)</text:span></text:p>
            <text:p><text:span text:style-name="T1">3</text:span></text:p>
            <text:p><text:span text:style-name="T1">user=&gt; (</text:span><text:span text:style-name="T2">my-sum</text:span><text:span text:style-name="T1"> 3 3)</text:span></text:p>
            <text:p><text:span text:style-name="T1">6</text:span></text:p>
            <text:p><text:span text:style-name="T1">user=&gt; (</text:span><text:span text:style-name="T2">my-sum</text:span><text:span text:style-name="T1"> 3 3 </text:span><text:span text:style-name="T6">3</text:span><text:span text:style-name="T1">)</text:span></text:p>
            <text:p><text:span text:style-name="T1">6</text:span></text:p>
          </draw:text-box>
        </draw:frame>
        <draw:frame draw:style-name="gr3" draw:text-style-name="P3" draw:layer="layout" svg:width="12.954cm" svg:height="0.814cm" svg:x="1.524cm" svg:y="10.872cm">
          <draw:text-box>
            <text:p text:style-name="P3"><text:span text:style-name="T3">Example executing this func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riable arguments</text:span></text:p>
          </draw:text-box>
        </draw:frame>
        <draw:frame draw:style-name="gr2" draw:text-style-name="P1" draw:layer="layout" svg:width="25.146cm" svg:height="2.791cm" svg:x="1.524cm" svg:y="6.188cm">
          <draw:text-box>
            <text:p><text:span text:style-name="T1">(</text:span><text:span text:style-name="T2">defn</text:span><text:span text:style-name="T1"> str-sum</text:span></text:p>
            <text:p><text:span text:style-name="T1"><text:s text:c="2"/></text:span><text:span text:style-name="T1">[&amp; args]</text:span></text:p>
            <text:p><text:span text:style-name="T1"><text:s text:c="2"/></text:span><text:span text:style-name="T1">(apply str (interpose \- args)))</text:span></text:p>
            <text:p><text:span text:style-name="T1"/></text:p>
          </draw:text-box>
        </draw:frame>
        <draw:frame draw:style-name="gr3" draw:text-style-name="P3" draw:layer="layout" svg:width="20.574cm" svg:height="0.814cm" svg:x="1.524cm" svg:y="4.972cm">
          <draw:text-box>
            <text:p text:style-name="P3"><text:span text:style-name="T3">Definig a simple function acception variable number of args:</text:span></text:p>
          </draw:text-box>
        </draw:frame>
        <draw:frame draw:style-name="gr2" draw:text-style-name="P1" draw:layer="layout" svg:width="25.146cm" svg:height="2.791cm" svg:x="1.524cm" svg:y="11.989cm">
          <draw:text-box>
            <text:p><text:span text:style-name="T1">user=&gt; (</text:span><text:span text:style-name="T2">str-sum</text:span><text:span text:style-name="T1"> "foo" "bar")</text:span></text:p>
            <text:p><text:span text:style-name="T1">"foo-bar"</text:span></text:p>
            <text:p><text:span text:style-name="T1">user=&gt; (</text:span><text:span text:style-name="T2">str-sum</text:span><text:span text:style-name="T1"> "foo" "bar" 2 3)</text:span></text:p>
            <text:p><text:span text:style-name="T1">"foo-bar-2-3"</text:span></text:p>
          </draw:text-box>
        </draw:frame>
        <draw:frame draw:style-name="gr3" draw:text-style-name="P3" draw:layer="layout" svg:width="12.954cm" svg:height="0.814cm" svg:x="1.524cm" svg:y="10.872cm">
          <draw:text-box>
            <text:p text:style-name="P3"><text:span text:style-name="T3">Example executing this func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mposition</text:span></text:p>
          </draw:text-box>
        </draw:frame>
        <draw:frame draw:style-name="gr2" draw:text-style-name="P1" draw:layer="layout" svg:width="25.146cm" svg:height="4.696cm" svg:x="1.524cm" svg:y="6.188cm">
          <draw:text-box>
            <text:p text:style-name="P1"><text:span text:style-name="T1">(</text:span><text:span text:style-name="T2">require</text:span><text:span text:style-name="T1"> '[clojure.string :as str])</text:span></text:p>
            <text:p text:style-name="P1"><text:span text:style-name="T1"/></text:p>
            <text:p text:style-name="P1"><text:span text:style-name="T1">(</text:span><text:span text:style-name="T2">def</text:span><text:span text:style-name="T1"> camel-&gt;keyword (</text:span><text:span text:style-name="T2">comp</text:span><text:span text:style-name="T1"> keyword</text:span></text:p>
            <text:p text:style-name="P1"><text:span text:style-name="T1"><text:s text:c="22"/></text:span><text:span text:style-name="T1">str/join</text:span></text:p>
            <text:p text:style-name="P1"><text:span text:style-name="T1"><text:s text:c="22"/></text:span><text:span text:style-name="T1">(partial interpose \-)</text:span></text:p>
            <text:p text:style-name="P1"><text:span text:style-name="T1"><text:s text:c="22"/></text:span><text:span text:style-name="T1">(partial map str/lower-case)</text:span></text:p>
            <text:p text:style-name="P1"><text:span text:style-name="T1"><text:s text:c="22"/></text:span><text:span text:style-name="T1">#(str/split % #"(?&lt;=[a-z])(?=[A-Z])")))</text:span></text:p>
          </draw:text-box>
        </draw:frame>
        <draw:frame draw:style-name="gr3" draw:text-style-name="P3" draw:layer="layout" svg:width="20.574cm" svg:height="0.814cm" svg:x="1.524cm" svg:y="4.972cm">
          <draw:text-box>
            <text:p text:style-name="P3"><text:span text:style-name="T3">Create a composed function:</text:span></text:p>
          </draw:text-box>
        </draw:frame>
        <draw:frame draw:style-name="gr2" draw:text-style-name="P1" draw:layer="layout" svg:width="25.146cm" svg:height="2.503cm" svg:x="1.524cm" svg:y="12.789cm">
          <draw:text-box>
            <text:p text:style-name="P4"><text:span text:style-name="T7">user=&gt; (</text:span><text:span text:style-name="T8">camel-&gt;keyword</text:span><text:span text:style-name="T7"> "CamelCase")</text:span></text:p>
            <text:p text:style-name="P4"><text:span text:style-name="T7">:camel-case</text:span></text:p>
            <text:p text:style-name="P4"><text:span text:style-name="T7">user=&gt; (</text:span><text:span text:style-name="T8">camel-&gt;keyword</text:span><text:span text:style-name="T7"> "lowerCamelCase")</text:span></text:p>
            <text:p text:style-name="P4"><text:span text:style-name="T7">:lower-camel-case</text:span></text:p>
          </draw:text-box>
        </draw:frame>
        <draw:frame draw:style-name="gr3" draw:text-style-name="P3" draw:layer="layout" svg:width="12.954cm" svg:height="0.814cm" svg:x="1.524cm" svg:y="11.672cm">
          <draw:text-box>
            <text:p text:style-name="P3"><text:span text:style-name="T3">Example executing this func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structing arguments</text:span></text:p>
          </draw:text-box>
        </draw:frame>
        <draw:frame draw:style-name="gr2" draw:text-style-name="P6" draw:layer="layout" svg:width="25.146cm" svg:height="4.061cm" svg:x="1.524cm" svg:y="6.188cm">
          <draw:text-box>
            <text:p text:style-name="P5"><text:span text:style-name="T1">(</text:span><text:span text:style-name="T2">defn</text:span><text:span text:style-name="T1"> str-des</text:span></text:p>
            <text:p text:style-name="P5"><text:span text:style-name="T1"><text:s text:c="2"/></text:span><text:span text:style-name="T1">[{:keys [a b] :or {a 33} :as opts}]</text:span></text:p>
            <text:p text:style-name="P5"><text:span text:style-name="T1"><text:s text:c="2"/></text:span><text:span text:style-name="T1">(let [sa (format “Key :a,:b = %s, %s” a b)]</text:span></text:p>
            <text:p text:style-name="P5"><text:span text:style-name="T1"><text:s text:c="4"/></text:span><text:span text:style-name="T1">(println sa)</text:span></text:p>
            <text:p text:style-name="P5"><text:span text:style-name="T1"><text:s text:c="4"/></text:span><text:span text:style-name="T1">(println opts)))</text:span></text:p>
            <text:p text:style-name="P5"><text:span text:style-name="T1"/></text:p>
          </draw:text-box>
        </draw:frame>
        <draw:frame draw:style-name="gr3" draw:text-style-name="P3" draw:layer="layout" svg:width="20.574cm" svg:height="0.814cm" svg:x="1.524cm" svg:y="4.972cm">
          <draw:text-box>
            <text:p text:style-name="P3"><text:span text:style-name="T3">Definig a simple function with destructing args:</text:span></text:p>
          </draw:text-box>
        </draw:frame>
        <draw:frame draw:style-name="gr2" draw:text-style-name="P6" draw:layer="layout" svg:width="25.146cm" svg:height="4.061cm" svg:x="1.524cm" svg:y="11.989cm">
          <draw:text-box>
            <text:p text:style-name="P5"><text:span text:style-name="T1">user=&gt; (</text:span><text:span text:style-name="T2">str-des</text:span><text:span text:style-name="T1"> {:a 1 :b 2 :c 3})</text:span></text:p>
            <text:p text:style-name="P5"><text:span text:style-name="T1">Key :a,:b = 1, 2</text:span></text:p>
            <text:p text:style-name="P5"><text:span text:style-name="T1">{:a 1, :c 3, :b 2}</text:span></text:p>
            <text:p text:style-name="P5"><text:span text:style-name="T1">user=&gt; (</text:span><text:span text:style-name="T2">str-des</text:span><text:span text:style-name="T1"> {:b 2 :c 3})</text:span></text:p>
            <text:p text:style-name="P5"><text:span text:style-name="T1">Key </text:span><text:span text:style-name="T9">:a</text:span><text:span text:style-name="T1">,:b = </text:span><text:span text:style-name="T9">33</text:span><text:span text:style-name="T1">, 2</text:span></text:p>
            <text:p text:style-name="P5"><text:span text:style-name="T1">{:c 3, :b 2}</text:span></text:p>
          </draw:text-box>
        </draw:frame>
        <draw:frame draw:style-name="gr3" draw:text-style-name="P3" draw:layer="layout" svg:width="12.954cm" svg:height="0.814cm" svg:x="1.524cm" svg:y="10.872cm">
          <draw:text-box>
            <text:p text:style-name="P3"><text:span text:style-name="T3">Example executing this func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eyword arguments</text:span></text:p>
          </draw:text-box>
        </draw:frame>
        <draw:frame draw:style-name="gr2" draw:text-style-name="P6" draw:layer="layout" svg:width="25.146cm" svg:height="2.791cm" svg:x="1.524cm" svg:y="6.188cm">
          <draw:text-box>
            <text:p text:style-name="P5"><text:span text:style-name="T1">(</text:span><text:span text:style-name="T2">defn</text:span><text:span text:style-name="T1"> hello</text:span></text:p>
            <text:p text:style-name="P5"><text:span text:style-name="T1"><text:s text:c="2"/></text:span><text:span text:style-name="T1">[&amp; {:keys [name] :or {name "Foo"}}]</text:span></text:p>
            <text:p text:style-name="P5"><text:span text:style-name="T1"><text:s text:c="2"/></text:span><text:span text:style-name="T1">(println (str "Hello " name)))</text:span></text:p>
            <text:p text:style-name="P5"><text:span text:style-name="T1"/></text:p>
          </draw:text-box>
        </draw:frame>
        <draw:frame draw:style-name="gr3" draw:text-style-name="P3" draw:layer="layout" svg:width="20.574cm" svg:height="0.814cm" svg:x="1.524cm" svg:y="4.972cm">
          <draw:text-box>
            <text:p text:style-name="P3"><text:span text:style-name="T3">Definig a simple function acception keyword args:</text:span></text:p>
          </draw:text-box>
        </draw:frame>
        <draw:frame draw:style-name="gr2" draw:text-style-name="P6" draw:layer="layout" svg:width="25.146cm" svg:height="3.426cm" svg:x="1.524cm" svg:y="11.989cm">
          <draw:text-box>
            <text:p text:style-name="P5"><text:span text:style-name="T1">user=&gt; (</text:span><text:span text:style-name="T2">hello</text:span><text:span text:style-name="T1"> :name "Pepe")</text:span></text:p>
            <text:p text:style-name="P5"><text:span text:style-name="T1">Hello Pepe</text:span></text:p>
            <text:p text:style-name="P5"><text:span text:style-name="T1">user=&gt; (</text:span><text:span text:style-name="T2">hello</text:span><text:span text:style-name="T1">)</text:span></text:p>
            <text:p text:style-name="P5"><text:span text:style-name="T1">Hello Foo</text:span></text:p>
            <text:p text:style-name="P5"><text:span text:style-name="T1"/></text:p>
          </draw:text-box>
        </draw:frame>
        <draw:frame draw:style-name="gr3" draw:text-style-name="P3" draw:layer="layout" svg:width="12.954cm" svg:height="0.814cm" svg:x="1.524cm" svg:y="10.872cm">
          <draw:text-box>
            <text:p text:style-name="P3"><text:span text:style-name="T3">Example executing this func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ctor/Map as function </text:span></text:p>
          </draw:text-box>
        </draw:frame>
        <draw:frame draw:style-name="gr2" draw:text-style-name="P6" draw:layer="layout" svg:width="25.146cm" svg:height="1.521cm" svg:x="1.524cm" svg:y="6.188cm">
          <draw:text-box>
            <text:p text:style-name="P5"><text:span text:style-name="T1">user=&gt; ([3 4 5] 2)</text:span></text:p>
            <text:p text:style-name="P5"><text:span text:style-name="T1">5</text:span></text:p>
          </draw:text-box>
        </draw:frame>
        <draw:frame draw:style-name="gr3" draw:text-style-name="P3" draw:layer="layout" svg:width="20.574cm" svg:height="0.814cm" svg:x="1.524cm" svg:y="4.972cm">
          <draw:text-box>
            <text:p text:style-name="P3"><text:span text:style-name="T3">Use a vector as function:</text:span></text:p>
          </draw:text-box>
        </draw:frame>
        <draw:frame draw:style-name="gr2" draw:text-style-name="P6" draw:layer="layout" svg:width="25.146cm" svg:height="1.521cm" svg:x="1.524cm" svg:y="9.789cm">
          <draw:text-box>
            <text:p text:style-name="P5"><text:span text:style-name="T1">user=&gt; ({:foo 2} :foo)</text:span></text:p>
            <text:p text:style-name="P5"><text:span text:style-name="T1">2</text:span></text:p>
          </draw:text-box>
        </draw:frame>
        <draw:frame draw:style-name="gr3" draw:text-style-name="P3" draw:layer="layout" svg:width="20.574cm" svg:height="0.814cm" svg:x="1.524cm" svg:y="8.573cm">
          <draw:text-box>
            <text:p text:style-name="P3"><text:span text:style-name="T3">Use a map as func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eyword as function </text:span></text:p>
          </draw:text-box>
        </draw:frame>
        <draw:frame draw:style-name="gr2" draw:text-style-name="P6" draw:layer="layout" svg:width="25.146cm" svg:height="1.521cm" svg:x="1.524cm" svg:y="7.089cm">
          <draw:text-box>
            <text:p text:style-name="P5"><text:span text:style-name="T1">user=&gt; (:foo {:foo 2})</text:span></text:p>
            <text:p text:style-name="P5"><text:span text:style-name="T1">2</text:span></text:p>
          </draw:text-box>
        </draw:frame>
        <draw:frame draw:style-name="gr3" draw:text-style-name="P3" draw:layer="layout" svg:width="20.574cm" svg:height="0.814cm" svg:x="1.524cm" svg:y="5.773cm">
          <draw:text-box>
            <text:p text:style-name="P3"><text:span text:style-name="T3">Use a keyword as func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-&gt; macro</text:span></text:p>
          </draw:text-box>
        </draw:frame>
        <draw:frame draw:style-name="gr2" draw:text-style-name="P6" draw:layer="layout" svg:width="25.146cm" svg:height="1.521cm" svg:x="1.524cm" svg:y="12.688cm">
          <draw:text-box>
            <text:p text:style-name="P5"><text:span text:style-name="T1">user=&gt; (:baz (:bar (:foo x)))</text:span></text:p>
            <text:p text:style-name="P5"><text:span text:style-name="T1">3</text:span></text:p>
          </draw:text-box>
        </draw:frame>
        <draw:frame draw:style-name="gr3" draw:text-style-name="P3" draw:layer="layout" svg:width="20.574cm" svg:height="0.814cm" svg:x="1.524cm" svg:y="4.972cm">
          <draw:text-box>
            <text:p text:style-name="P3"><text:span text:style-name="T3">Use -&gt; macro for thread a expr through the forms:</text:span></text:p>
          </draw:text-box>
        </draw:frame>
        <draw:frame draw:style-name="gr2" draw:text-style-name="P6" draw:layer="layout" svg:width="25.146cm" svg:height="3.426cm" svg:x="1.524cm" svg:y="6.289cm">
          <draw:text-box>
            <text:p text:style-name="P5"><text:span text:style-name="T1">user=&gt; (def x </text:span><text:span text:style-name="T1">{:foo {:bar {:baz 3}}})</text:span></text:p>
            <text:p text:style-name="P5"><text:span text:style-name="T1">user=&gt; (</text:span><text:span text:style-name="T2">-&gt; </text:span><text:span text:style-name="T10">x</text:span><text:span text:style-name="T2"> </text:span><text:span text:style-name="T1">:foo :bar :baz)</text:span></text:p>
            <text:p text:style-name="P5"><text:span text:style-name="T1">3</text:span></text:p>
            <text:p text:style-name="P5"><text:span text:style-name="T1">user=&gt; (</text:span><text:span text:style-name="T2">-&gt;</text:span><text:span text:style-name="T1"> x :foo :bar)</text:span></text:p>
            <text:p text:style-name="P5"><text:span text:style-name="T1">{:baz 3}</text:span></text:p>
          </draw:text-box>
        </draw:frame>
        <draw:frame draw:style-name="gr3" draw:text-style-name="P3" draw:layer="layout" svg:width="20.574cm" svg:height="0.814cm" svg:x="1.524cm" svg:y="11.573cm">
          <draw:text-box>
            <text:p text:style-name="P3"><text:span text:style-name="T3">Equivalent example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onymous Pro1" svg:font-family="'Anonymous Pro'" style:font-pitch="fixed"/>
    <style:font-face style:name="Anonymous Pro" svg:font-family="'Anonymous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7T19:48:13.420333410</meta:creation-date>
    <dc:date>2013-11-27T22:11:19.573626290</dc:date>
    <meta:editing-duration>PT1H43M39S</meta:editing-duration>
    <meta:editing-cycles>18</meta:editing-cycles>
    <meta:generator>LibreOffice/4.1.3.2$Linux_X86_64 LibreOffice_project/410m0$Build-2</meta:generator>
    <meta:document-statistic meta:object-count="150"/>
  </office:meta>
</office:document-meta>
</file>